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rlito" svg:font-family="Carlito" style:font-pitch="variable"/>
    <style:font-face style:name="Liberation Sans2" svg:font-family="'Liberation Sans'" style:font-pitch="variable"/>
    <style:font-face style:name="Linux Biolinum Keyboard O" svg:font-family="'Linux Biolinum Keyboard O'" style:font-pitch="variable"/>
    <style:font-face style:name="URW Bookman L" svg:font-family="'URW Bookman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3cm" fo:min-width="0cm"/>
    </style:style>
    <style:style style:name="gr7" style:family="graphic" style:parent-style-name="standard">
      <style:graphic-properties draw:stroke="none" draw:fill="none" fo:min-height="5.911cm"/>
    </style:style>
    <style:style style:name="gr8" style:family="graphic" style:parent-style-name="standard">
      <style:graphic-properties draw:stroke="none" draw:fill="none" fo:min-height="7.093cm"/>
    </style:style>
    <style:style style:name="gr9" style:family="graphic" style:parent-style-name="standard">
      <style:graphic-properties draw:stroke="none" draw:fill="none" fo:min-height="6.28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12" style:family="graphic" style:parent-style-name="standard">
      <style:graphic-properties draw:stroke="none" draw:fill="none" fo:min-height="9.6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14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6" style:family="graphic" style:parent-style-name="standard">
      <style:graphic-properties draw:stroke="none" draw:fill="none" fo:min-height="11.033cm"/>
    </style:style>
    <style:style style:name="gr17" style:family="graphic" style:parent-style-name="standard">
      <style:graphic-properties draw:stroke="none" draw:fill="none" fo:min-height="3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2cm" fo:min-width="0cm"/>
    </style:style>
    <style:style style:name="gr20" style:family="graphic" style:parent-style-name="standard">
      <style:graphic-properties svg:stroke-color="#000000" draw:fill-color="#ff3333" draw:opacity="31%" draw:textarea-horizontal-align="justify" draw:textarea-vertical-align="middle" draw:auto-grow-height="false" fo:min-height="2.798cm" fo:min-width="5.342cm"/>
    </style:style>
    <style:style style:name="gr21" style:family="graphic" style:parent-style-name="standard">
      <style:graphic-properties svg:stroke-color="#000000" draw:fill-color="#ff3300" draw:opacity="31%" draw:textarea-horizontal-align="justify" draw:textarea-vertical-align="middle" draw:auto-grow-height="false" fo:min-height="4.068cm" fo:min-width="5.85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textarea-vertical-align="top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outline1">
      <style:graphic-properties draw:textarea-vertical-align="top" fo:min-height="11.929cm"/>
    </style:style>
    <style:style style:name="pr8" style:family="presentation" style:parent-style-name="BrightBlue-title">
      <style:graphic-properties draw:auto-grow-height="true" fo:min-height="6.729cm"/>
    </style:style>
    <style:style style:name="pr9" style:family="presentation" style:parent-style-name="BrightBlue-notes">
      <style:graphic-properties draw:fill-color="#ffffff" draw:auto-grow-height="true" fo:min-height="14.882cm"/>
    </style:style>
    <style:style style:name="pr10" style:family="presentation" style:parent-style-name="BrightBlue-title">
      <style:graphic-properties draw:auto-grow-height="true" fo:min-height="3.506cm"/>
    </style:style>
    <style:style style:name="pr11" style:family="presentation" style:parent-style-name="BrightBlue-outline1">
      <style:graphic-properties fo:min-height="5.559cm"/>
    </style:style>
    <style:style style:name="pr12" style:family="presentation" style:parent-style-name="BrightBlue-notes">
      <style:graphic-properties draw:fill-color="#ffffff" draw:auto-grow-height="true" fo:min-height="14cm"/>
    </style:style>
    <style:style style:name="pr13" style:family="presentation" style:parent-style-name="Default-outline1">
      <style:graphic-properties fo:min-height="5.559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start"/>
      <style:text-properties fo:font-size="42.7000007629395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color="#000000" fo:font-size="16pt" fo:font-weight="normal" style:font-size-asian="16pt" style:font-weight-asian="normal" style:font-size-complex="16pt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8pt" style:font-size-asian="10pt" style:font-size-complex="10pt"/>
    </style:style>
    <style:style style:name="P13" style:family="paragraph">
      <loext:graphic-properties draw:fill="none" draw:fill-color="#ffffff"/>
      <style:text-properties fo:color="#cc0000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-color="#ffffff"/>
      <style:text-properties fo:font-size="21.2999992370605pt"/>
    </style:style>
    <style:style style:name="P16" style:family="paragraph">
      <style:paragraph-properties fo:margin-top="0.051cm" fo:margin-bottom="0cm" style:text-autospace="none"/>
    </style:style>
    <style:style style:name="P17" style:family="paragraph">
      <style:paragraph-properties style:text-autospace="none"/>
    </style:style>
    <style:style style:name="P18" style:family="paragraph">
      <style:paragraph-properties fo:margin-top="0.356cm" fo:margin-bottom="0.254cm" style:text-autospace="none"/>
    </style:style>
    <style:style style:name="P19" style:family="paragraph">
      <style:paragraph-properties fo:margin-top="0.051cm" fo:margin-bottom="0cm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-color="#ff3333" draw:opacity="31%"/>
      <style:paragraph-properties fo:text-align="center"/>
      <style:text-properties fo:font-size="18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5pt"/>
    </style:style>
    <style:style style:name="P24" style:family="paragraph">
      <loext:graphic-properties draw:fill-color="#ff3300" draw:opacity="31%"/>
      <style:paragraph-properties fo:text-align="center"/>
      <style:text-properties fo:font-size="15pt" style:font-size-asian="15pt" style:font-size-complex="15pt"/>
    </style:style>
    <style:style style:name="P25" style:family="paragraph">
      <style:text-properties style:font-name="Linux Biolinum Keyboard O" fo:font-style="normal" fo:font-weight="normal"/>
    </style:style>
    <style:style style:name="P26" style:family="paragraph">
      <style:text-properties style:font-name="URW Bookman L"/>
    </style:style>
    <style:style style:name="P27" style:family="paragraph">
      <style:paragraph-properties fo:margin-top="0.051cm" fo:margin-bottom="0cm"/>
    </style:style>
    <style:style style:name="P28" style:family="paragraph">
      <style:text-properties fo:font-size="18pt" style:font-size-asian="18pt" style:font-size-complex="18pt"/>
    </style:style>
    <style:style style:name="P29" style:family="paragraph">
      <loext:graphic-properties draw:fill-color="#ffffff"/>
      <style:text-properties fo:font-size="29.799999237060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333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ff3333" fo:font-size="10pt" style:font-size-asian="10pt" style:font-size-complex="10pt"/>
    </style:style>
    <style:style style:name="T13" style:family="text">
      <style:text-properties fo:font-size="8pt" style:font-size-asian="10pt" style:font-size-complex="10pt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cc0000" fo:font-size="10pt" style:font-size-asian="10pt" style:font-size-complex="10pt"/>
    </style:style>
    <style:style style:name="T16" style:family="text">
      <style:text-properties fo:color="#cc0000"/>
    </style:style>
    <style:style style:name="T17" style:family="text">
      <style:text-properties fo:color="#009900" fo:font-size="10pt" style:font-size-asian="10pt" style:font-size-complex="10pt"/>
    </style:style>
    <style:style style:name="T18" style:family="text">
      <style:text-properties fo:color="#00cc00" fo:font-size="10pt" style:font-size-asian="10pt" style:font-size-complex="10pt"/>
    </style:style>
    <style:style style:name="T19" style:family="text">
      <style:text-properties fo:color="#009900"/>
    </style:style>
    <style:style style:name="T20" style:family="text">
      <style:text-properties fo:color="#00cc00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text-outline="false" style:text-line-through-style="none" style:text-line-through-type="none" style:font-name="Monospace" fo:font-size="12pt" fo:font-style="normal" fo:text-shadow="none" style:text-underline-style="none" style:letter-kerning="true" fo:background-color="transparent" style:font-name-asian="Monospace" style:font-size-asian="12pt" style:font-style-asian="normal" style:font-name-complex="Monospace" style:font-size-complex="12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f0055" style:text-outline="false" style:text-line-through-style="none" style:text-line-through-type="none" style:font-name="Monospace" fo:font-size="12pt" fo:font-style="normal" fo:text-shadow="none" style:text-underline-style="none" fo:font-weight="bold" style:letter-kerning="true" fo:background-color="transparent" style:font-name-asian="Monospace" style:font-size-asian="12pt" style:font-style-asian="normal" style:font-weight-asian="bold" style:font-name-complex="Monospace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Liberation Sans2" fo:font-size="12pt" fo:font-style="normal" fo:text-shadow="none" style:text-underline-style="none" style:letter-kerning="true" fo:background-color="transparent" style:font-name-asian="Monospace" style:font-size-asian="12pt" style:font-style-asian="normal" style:font-name-complex="Monospace" style:font-size-complex="12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7f0055" style:text-outline="false" style:text-line-through-style="none" style:text-line-through-type="none" style:font-name="Liberation Sans2" fo:font-size="12pt" fo:font-style="normal" fo:text-shadow="none" style:text-underline-style="none" fo:font-weight="bold" style:letter-kerning="true" fo:background-color="transparent" style:font-name-asian="Monospace" style:font-size-asian="12pt" style:font-style-asian="normal" style:font-weight-asian="bold" style:font-name-complex="Monospace" style:font-size-complex="1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2" fo:font-size="12pt" fo:font-style="normal" fo:text-shadow="none" style:text-underline-style="none" style:letter-kerning="true" fo:background-color="transparent" style:font-name-asian="Monospace" style:font-size-asian="12pt" style:font-style-asian="normal" style:font-name-complex="Monospace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6a3e3e" style:text-outline="false" style:text-line-through-style="none" style:text-line-through-type="none" style:font-name="Liberation Sans2" fo:font-size="12pt" fo:font-style="normal" fo:text-shadow="none" style:text-underline-style="none" style:letter-kerning="true" fo:background-color="transparent" style:font-name-asian="Monospace" style:font-size-asian="12pt" style:font-style-asian="normal" style:font-name-complex="Monospace" style:font-size-complex="12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fo:background-color="transparent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a3e3e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fo:background-color="transparent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variant="normal" fo:text-transform="none" fo:color="#7f0055" style:text-outline="false" style:text-line-through-style="none" style:text-line-through-type="none" style:font-name="Carlito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a3e3e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a00ff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Carlito" fo:font-size="16pt" fo:font-style="italic" fo:text-shadow="none" style:text-underline-style="none" fo:font-weight="normal" style:letter-kerning="true" fo:background-color="transparent" style:font-name-asian="Monospace" style:font-size-asian="16pt" style:font-style-asian="italic" style:font-weight-asian="normal" style:font-name-complex="Monospace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#ff3333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fo:background-color="transparent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nux Biolinum Keyboard O" fo:font-style="normal" fo:font-weight="normal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style:font-name="Linux Biolinum Keyboard O"/>
    </style:style>
    <style:style style:name="T43" style:family="text">
      <style:text-properties style:font-name="URW Bookman 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3.467cm" svg:x="1.4cm" svg:y="0.8cm" presentation:class="title" presentation:user-transformed="true">
          <draw:text-box>
            <text:p text:style-name="P1"><text:span text:style-name="T1">Reti di Calcolatori T</text:span><text:span text:style-name="T1"><text:line-break/></text:span><text:span text:style-name="T2">Esercitazione 1</text:span></text:p>
          </draw:text-box>
        </draw:frame>
        <draw:frame presentation:style-name="pr2" draw:text-style-name="P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4" draw:layer="layout" svg:width="6cm" svg:height="4.517cm" svg:x="21.8cm" svg:y="0.4cm">
          <draw:text-box>
            <text:p><text:span text:style-name="T1">GRUPPO 5:</text:span></text:p>
            <text:p>Stefano Lentini</text:p>
            <text:p>Davide Perinti</text:p>
            <text:p>Leone Ruggiero</text:p>
            <text:p>Marco Turzi</text:p>
            <text:p>Andrea Zanni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3.467cm" svg:x="1.4cm" svg:y="0.8cm" presentation:class="title" presentation:user-transformed="true">
          <draw:text-box>
            <text:p text:style-name="P1">SwapRowServer(1)</text:p>
          </draw:text-box>
        </draw:frame>
        <draw:frame presentation:style-name="pr5" draw:text-style-name="P6" draw:layer="layout" svg:width="25.2cm" svg:height="2.334cm" svg:x="1.4cm" svg:y="5.066cm" presentation:class="outline" presentation:user-transformed="true">
          <draw:text-box>
            <text:list text:style-name="L3">
              <text:list-item>
                <text:p><text:span text:style-name="T3">Il </text:span><text:span text:style-name="T4">COSTRUTTORE</text:span><text:span text:style-name="T3"> si occupa di inizializzare uno dei Thread SwapRowServer con i parametri </text:span><text:span text:style-name="T3">(nomefile, porta) passati dal DiscoveryServer, la socket ed il packet utilizzati per ricevere la </text:span><text:span text:style-name="T3">richiesta di scambioRighe dal Cliente ed inviare il risultato.</text:span></text:p>
              </text:list-item>
            </text:list>
          </draw:text-box>
        </draw:frame>
        <draw:frame draw:style-name="gr3" draw:text-style-name="P7" draw:layer="layout" svg:width="18.038cm" svg:height="12.338cm" svg:x="0.162cm" svg:y="7.862cm">
          <draw:text-box>
            <text:p>public SwapRowServer (String filename, int port) {</text:p>
            <text:p><text:tab/><text:tab/>this.filename = filename;</text:p>
            <text:p><text:tab/><text:tab/>this.port = port;</text:p>
            <text:p><text:tab/><text:tab/></text:p>
            <text:p><text:tab/><text:tab/><text:span text:style-name="T5">try {</text:span></text:p>
            <text:p><text:span text:style-name="T5"><text:tab/></text:span><text:span text:style-name="T5"><text:tab/></text:span><text:span text:style-name="T5"><text:tab/></text:span><text:span text:style-name="T5">this.socket = new DatagramSocket(port);</text:span></text:p>
            <text:p><text:span text:style-name="T5"><text:tab/></text:span><text:span text:style-name="T5"><text:tab/></text:span><text:span text:style-name="T5">} catch (SocketException e) {</text:span></text:p>
            <text:p><text:span text:style-name="T5"><text:tab/></text:span><text:span text:style-name="T5"><text:tab/></text:span><text:span text:style-name="T5"><text:tab/></text:span><text:span text:style-name="T5">e.printStackTrace();</text:span></text:p>
            <text:p><text:span text:style-name="T5"><text:tab/></text:span><text:span text:style-name="T5"><text:tab/></text:span><text:span text:style-name="T5"><text:tab/></text:span><text:span text:style-name="T5">System.exit(1);</text:span></text:p>
            <text:p><text:span text:style-name="T5"><text:tab/></text:span><text:span text:style-name="T5"><text:tab/></text:span><text:span text:style-name="T5">}</text:span></text:p>
            <text:p><text:tab/><text:tab/></text:p>
            <text:p><text:tab/><text:tab/>buf = new byte[256];</text:p>
            <text:p><text:tab/><text:tab/>this.packet = new DatagramPacket(buf, buf.length);</text:p>
            <text:p><text:tab/>}</text:p>
          </draw:text-box>
        </draw:frame>
        <draw:frame draw:style-name="gr4" draw:text-style-name="P4" draw:layer="layout" svg:width="11cm" svg:height="12.6cm" svg:x="15.4cm" svg:y="7.4cm">
          <draw:text-box>
            <text:p/>
          </draw:text-box>
        </draw:frame>
        <draw:connector draw:style-name="gr5" draw:text-style-name="P8" draw:layer="layout" draw:type="line" svg:x1="10.234cm" svg:y1="13.554cm" svg:x2="16.8cm" svg:y2="13.836cm" draw:end-shape="id1" svg:d="M10234 13554l6566 282" svg:viewBox="0 0 6567 283">
          <text:p/>
        </draw:connector>
        <draw:frame draw:style-name="gr6" draw:text-style-name="P9" xml:id="id1" draw:id="id1" draw:layer="layout" svg:width="10.729cm" svg:height="4.873cm" svg:x="16.8cm" svg:y="11.4cm">
          <draw:text-box>
            <text:p><text:span text:style-name="T5">Gestiamo la SocketException nel caso in cui il DiscoveryServer (che comunque controlla il paramentro port) passi un parametro non valido.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text-style-name="P10" draw:layer="layout" svg:width="25.2cm" svg:height="12.179cm" svg:x="1.4cm" svg:y="5.066cm" presentation:class="outline">
          <draw:text-box>
            <text:list text:style-name="L3">
              <text:list-item>
                <text:p><text:span text:style-name="T6">Siccome il nostro SwapRowServer viene invocato come Thread dal DiscoveryServer, l'esecuzione avviene attraverso </text:span><text:span text:style-name="T7">i</text:span><text:span text:style-name="T8">l metodo </text:span><text:span text:style-name="T8">run()</text:span><text:span text:style-name="T9"> </text:span><text:span text:style-name="T10">che</text:span><text:span text:style-name="T9"> si occupa di attendere la richiesta di scambio da un cliente,</text:span><text:span text:style-name="T6"> </text:span><text:span text:style-name="T9">ottenere il numero delle due righe</text:span><text:span text:style-name="T6"> richieste dal </text:span><text:span text:style-name="T6">packet ricevuto ed </text:span><text:span text:style-name="T9">eseguire lo scambio delle righe</text:span><text:span text:style-name="T6"> tramite il metodo scambiaRighe(riga1, riga2) </text:span><text:span text:style-name="T9">che restituisce il risultato </text:span><text:span text:style-name="T9">dello scambio, inviandolo poi al cliente.</text:span></text:p>
              </text:list-item>
            </text:list>
          </draw:text-box>
        </draw:frame>
        <draw:frame presentation:style-name="pr4" draw:layer="layout" svg:width="19.5cm" svg:height="3.467cm" svg:x="1.4cm" svg:y="0.8cm" presentation:class="title" presentation:user-transformed="true">
          <draw:text-box>
            <text:p text:style-name="P1">SwapRowServer(2)</text:p>
          </draw:text-box>
        </draw:frame>
        <draw:frame draw:style-name="gr7" draw:text-style-name="P11" draw:layer="layout" svg:width="13.875cm" svg:height="6.161cm" svg:x="0.325cm" svg:y="14.6cm">
          <draw:text-box>
            <text:p><text:span text:style-name="T11">StringTokenizer st = new StringTokenizer(richiesta);</text:span></text:p>
            <text:p><text:span text:style-name="T11"><text:tab/></text:span><text:span text:style-name="T11"><text:tab/></text:span><text:span text:style-name="T11"><text:tab/></text:span><text:span text:style-name="T11">try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riga1 = Integer.parseInt(st.nextToken()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riga2 = Integer.parseInt(st.nextToken());</text:span></text:p>
            <text:p><text:span text:style-name="T11"><text:tab/></text:span><text:span text:style-name="T11"><text:tab/></text:span><text:span text:style-name="T11"><text:tab/></text:span><text:span text:style-name="T12">}catch(NumberFormatException e)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System.out.println("Errore nel passaggio delle righe"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result=4</text:span></text:p>
            <text:p><text:span text:style-name="T12"><text:tab/></text:span><text:span text:style-name="T12"><text:tab/></text:span><text:span text:style-name="T12"><text:tab/></text:span><text:span text:style-name="T12">}catch (NoSuchElementException e)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System.out.println("Errore riga mancante"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result=4;</text:span></text:p>
            <text:p><text:span text:style-name="T12"><text:tab/></text:span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2">if(result!=4)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result = scambiaRighe(riga1, riga2);</text:span></text:p>
            <text:p><text:span text:style-name="T12"><text:tab/></text:span><text:span text:style-name="T12"><text:tab/></text:span><text:span text:style-name="T12"><text:tab/></text:span><text:span text:style-name="T12">}</text:span></text:p>
          </draw:text-box>
        </draw:frame>
        <draw:frame draw:style-name="gr8" draw:text-style-name="P12" draw:layer="layout" svg:width="16.316cm" svg:height="7.343cm" svg:x="0.325cm" svg:y="7.2cm">
          <draw:text-box>
            <text:p><text:span text:style-name="T13">packet.setData(buf);</text:span></text:p>
            <text:p><text:span text:style-name="T13"><text:tab/></text:span><text:span text:style-name="T13"><text:tab/></text:span><text:span text:style-name="T13"><text:tab/></text:span><text:span text:style-name="T13">try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ocket.receive(packet);</text:span></text:p>
            <text:p><text:span text:style-name="T13"><text:tab/></text:span><text:span text:style-name="T13"><text:tab/></text:span><text:span text:style-name="T13"><text:tab/></text:span><text:span text:style-name="T13">} catch (IOException e1)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e1.printStackTrace()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ystem.exit(2);</text:span></text:p>
            <text:p><text:span text:style-name="T13"><text:tab/></text:span><text:span text:style-name="T13"><text:tab/></text:span><text:span text:style-name="T13"><text:tab/></text:span><text:span text:style-name="T13">}</text:span></text:p>
            <text:p><text:span text:style-name="T13"><text:tab/></text:span><text:span text:style-name="T13"><text:tab/></text:span><text:span text:style-name="T13"><text:tab/></text:span></text:p>
            <text:p><text:span text:style-name="T13"><text:tab/></text:span><text:span text:style-name="T13"><text:tab/></text:span><text:span text:style-name="T13"><text:tab/></text:span><text:span text:style-name="T13">ByteArrayInputStream biStream = new ByteArrayInputStream(packet.getData(),0, packet.getLength());</text:span></text:p>
            <text:p><text:span text:style-name="T13"><text:tab/></text:span><text:span text:style-name="T13"><text:tab/></text:span><text:span text:style-name="T13"><text:tab/></text:span><text:span text:style-name="T13">DataInputStream diStream = new DataInputStream(biStream);</text:span></text:p>
            <text:p><text:span text:style-name="T13"><text:tab/></text:span><text:span text:style-name="T13"><text:tab/></text:span><text:span text:style-name="T13"><text:tab/></text:span><text:span text:style-name="T13">String richiesta = null;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3"><text:tab/></text:span><text:span text:style-name="T13"><text:tab/></text:span><text:span text:style-name="T13"><text:tab/></text:span><text:span text:style-name="T13">try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richiesta = diStream.readUTF();</text:span></text:p>
            <text:p><text:span text:style-name="T13"><text:tab/></text:span><text:span text:style-name="T13"><text:tab/></text:span><text:span text:style-name="T13"><text:tab/></text:span><text:span text:style-name="T13">} catch (IOException e)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e.printStackTrace()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ystem.exit(2);</text:span></text:p>
            <text:p><text:span text:style-name="T13"><text:tab/></text:span><text:span text:style-name="T13"><text:tab/></text:span><text:span text:style-name="T13"><text:tab/></text:span><text:span text:style-name="T13">}</text:span></text:p>
          </draw:text-box>
        </draw:frame>
        <draw:frame draw:style-name="gr9" draw:text-style-name="P12" draw:layer="layout" svg:width="14.746cm" svg:height="6.537cm" svg:x="14.6cm" svg:y="7.2cm">
          <draw:text-box>
            <text:p><text:span text:style-name="T13">ByteArrayOutputStream boStream = new ByteArrayOutputStream();</text:span></text:p>
            <text:p><text:span text:style-name="T13"><text:tab/></text:span><text:span text:style-name="T13"><text:tab/></text:span><text:span text:style-name="T13"><text:tab/></text:span><text:span text:style-name="T13">DataOutputStream doStream = new DataOutputStream(boStream);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3"><text:tab/></text:span><text:span text:style-name="T13"><text:tab/></text:span><text:span text:style-name="T13"><text:tab/></text:span><text:span text:style-name="T13">try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doStream.writeUTF(Integer.toString(result));</text:span></text:p>
            <text:p><text:span text:style-name="T13"><text:tab/></text:span><text:span text:style-name="T13"><text:tab/></text:span><text:span text:style-name="T13"><text:tab/></text:span><text:span text:style-name="T13">} catch (IOException e)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e.printStackTrace()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ystem.exit(2);</text:span></text:p>
            <text:p><text:span text:style-name="T13"><text:tab/></text:span><text:span text:style-name="T13"><text:tab/></text:span><text:span text:style-name="T13"><text:tab/></text:span><text:span text:style-name="T13">}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3"><text:tab/></text:span><text:span text:style-name="T13"><text:tab/></text:span><text:span text:style-name="T13"><text:tab/></text:span><text:span text:style-name="T13">data = boStream.toByteArray();</text:span></text:p>
            <text:p><text:span text:style-name="T13"><text:tab/></text:span><text:span text:style-name="T13"><text:tab/></text:span><text:span text:style-name="T13"><text:tab/></text:span><text:span text:style-name="T13">packet.setData(data);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3"><text:tab/></text:span><text:span text:style-name="T13"><text:tab/></text:span><text:span text:style-name="T13"><text:tab/></text:span><text:span text:style-name="T13">try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ocket.send(packet);</text:span></text:p>
            <text:p><text:span text:style-name="T13"><text:tab/></text:span><text:span text:style-name="T13"><text:tab/></text:span><text:span text:style-name="T13"><text:tab/></text:span><text:span text:style-name="T13">} catch (IOException e)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e.printStackTrace()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ystem.exit(2);</text:span></text:p>
            <text:p><text:span text:style-name="T13"><text:tab/></text:span><text:span text:style-name="T13"><text:tab/></text:span><text:span text:style-name="T13"><text:tab/></text:span><text:span text:style-name="T13">}</text:span></text:p>
          </draw:text-box>
        </draw:frame>
        <draw:connector draw:style-name="gr10" draw:text-style-name="P8" draw:layer="layout" draw:type="line" svg:x1="12.655cm" svg:y1="18.022cm" svg:x2="18.6cm" svg:y2="17.63cm" draw:end-shape="id2" draw:end-glue-point="3" svg:d="M12655 18022l5945-392" svg:viewBox="0 0 5946 393">
          <text:p/>
        </draw:connector>
        <draw:frame draw:style-name="gr11" draw:text-style-name="P9" xml:id="id2" draw:id="id2" draw:layer="layout" svg:width="7.6cm" svg:height="5.939cm" svg:x="18.6cm" svg:y="14.661cm">
          <draw:text-box>
            <text:p><text:span text:style-name="T5">Gestisce il caso in cui il Client formato sia errato, oppure non abbia passato una delle due righe. Evitando di eseguire lo scambio delle righe comunicandolo al Client.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 text:style-name="P1">SwapRowServer(3)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<text:span text:style-name="T14">Il metodo scambiaRighe Utilizza un BufferedReader per leggere dal file richiesto dal cliente le </text:span><text:span text:style-name="T14">due righe da scambiare, con i dovuti controlli* poi crea un file temporaneo nel quale riscrivere </text:span><text:span text:style-name="T14">il file originale con le righe scambiate. Se tutto va come previsto, elimino il file originale e </text:span><text:span text:style-name="T14">rinomino il file temporaneo.</text:span></text:p>
              </text:list-item>
            </text:list>
          </draw:text-box>
        </draw:frame>
        <draw:frame draw:style-name="gr12" draw:text-style-name="P11" draw:layer="layout" svg:width="16.694cm" svg:height="9.911cm" svg:x="0.906cm" svg:y="7.889cm">
          <draw:text-box>
            <text:p><text:span text:style-name="T11">for(int i=1; i&lt;=</text:span><text:span text:style-name="T12">(nRiga1&gt;nRiga2 ? nRiga1 : nRiga2)</text:span><text:span text:style-name="T11">; i++) {</text:span></text:p>
            <text:p><text:span text:style-name="T11"><text:tab/>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<text:tab/></text:span><text:span text:style-name="T11">try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5">if((line = br.readLine())==null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System.out.println("Numero riga errata.")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return 3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><text:span text:style-name="T11"><text:tab/></text:span><text:span text:style-name="T11"><text:tab/></text:span><text:span text:style-name="T11"><text:tab/></text:span><text:span text:style-name="T11">} catch (IOException e)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System.out.println("Errore nella lettura della linea n° "+ i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try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r.close(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} catch (IOException e1)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System.out.println("Errore chiusura BufferedReader"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return 2;</text:span></text:p>
            <text:p><text:span text:style-name="T11"><text:tab/></text:span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<text:tab/></text:span><text:span text:style-name="T11">if(i==nRiga1)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riga1 = line;</text:span></text:p>
            <text:p><text:span text:style-name="T11"><text:tab/></text:span><text:span text:style-name="T11"><text:tab/></text:span><text:span text:style-name="T11"><text:tab/></text:span><text:span text:style-name="T11">else if(i==nRiga2)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riga2 = line;</text:span></text:p>
            <text:p><text:span text:style-name="T11"><text:tab/></text:span><text:span text:style-name="T11"><text:tab/></text:span><text:span text:style-name="T11">}</text:span></text:p>
          </draw:text-box>
        </draw:frame>
        <draw:connector draw:style-name="gr5" draw:text-style-name="P8" draw:layer="layout" draw:type="line" svg:x1="10.659cm" svg:y1="8.262cm" svg:x2="18.4cm" svg:y2="10.2cm" draw:end-shape="id3" draw:end-glue-point="3" svg:d="M10659 8262l7741 1938" svg:viewBox="0 0 7742 1939">
          <text:p/>
        </draw:connector>
        <draw:frame draw:style-name="gr13" draw:text-style-name="P9" xml:id="id3" draw:id="id3" draw:layer="layout" svg:width="7.8cm" svg:height="4.4cm" svg:x="18.4cm" svg:y="8cm">
          <draw:text-box>
            <text:p><text:span text:style-name="T5">Eseguo il ciclo finché non raggiungo l‘indice maggiore delle due righe richieste dal Client.</text:span></text:p>
          </draw:text-box>
        </draw:frame>
        <draw:connector draw:style-name="gr14" draw:text-style-name="P8" draw:layer="layout" draw:type="line" svg:x1="13.205cm" svg:y1="10.309cm" svg:x2="18.4cm" svg:y2="12.608cm" draw:end-shape="id4" draw:end-glue-point="3" svg:d="M13205 10309l5195 2299" svg:viewBox="0 0 5196 2300">
          <text:p/>
        </draw:connector>
        <draw:frame draw:style-name="gr15" draw:text-style-name="P13" xml:id="id4" draw:id="id4" draw:layer="layout" svg:width="8.4cm" svg:height="2.384cm" svg:x="18.4cm" svg:y="11.416cm">
          <draw:text-box>
            <text:p><text:span text:style-name="T16">Controllo che il Client abbia richiesto delle righe esistenti nel file richiesto.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SwapRowServer(3bis)</text:p>
          </draw:text-box>
        </draw:frame>
        <draw:frame draw:style-name="gr16" draw:text-style-name="P11" draw:layer="layout" svg:width="16.951cm" svg:height="11.283cm" svg:x="0.249cm" svg:y="4.8cm">
          <draw:text-box>
            <text:p><text:span text:style-name="T11">int i=1;</text:span></text:p>
            <text:p><text:span text:style-name="T11"><text:tab/></text:span><text:span text:style-name="T11"><text:tab/></text:span><text:span text:style-name="T11">try {</text:span></text:p>
            <text:p><text:span text:style-name="T11"><text:tab/></text:span><text:span text:style-name="T11"><text:tab/></text:span><text:span text:style-name="T11"><text:tab/></text:span><text:span text:style-name="T17">while((line=br.readLine())!=null) </text:span><text:span text:style-name="T11">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if(i==nRiga1)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write(riga2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newLine(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else if(i==nRiga2)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write(riga1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newLine(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else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write(line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newLine(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i++;</text:span></text:p>
            <text:p><text:span text:style-name="T11"><text:tab/></text:span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} catch (IOException e) {</text:span></text:p>
            <text:p><text:span text:style-name="T11"><text:tab/></text:span><text:span text:style-name="T11"><text:tab/></text:span><text:span text:style-name="T11"><text:tab/></text:span><text:span text:style-name="T11">System.out.println("Errore nella SCRITTURA delle linee sul file temporaneo.");</text:span></text:p>
            <text:p><text:span text:style-name="T11"><text:tab/></text:span><text:span text:style-name="T11"><text:tab/></text:span><text:span text:style-name="T11"><text:tab/></text:span><text:span text:style-name="T11">try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bw.close(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br.close();</text:span></text:p>
            <text:p><text:span text:style-name="T11"><text:tab/></text:span><text:span text:style-name="T11"><text:tab/></text:span><text:span text:style-name="T11"><text:tab/></text:span><text:span text:style-name="T11">} catch (IOException e1)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System.out.println("Errore chiusura BufferedReader/BufferedWriter");</text:span></text:p>
            <text:p><text:span text:style-name="T11"><text:tab/></text:span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<text:tab/></text:span><text:span text:style-name="T11">return 2;</text:span></text:p>
            <text:p><text:span text:style-name="T11"><text:tab/></text:span><text:span text:style-name="T11"><text:tab/></text:span><text:span text:style-name="T11">}</text:span></text:p>
          </draw:text-box>
        </draw:frame>
        <draw:frame draw:style-name="gr17" draw:text-style-name="P11" draw:layer="layout" svg:width="16.767cm" svg:height="3.8cm" svg:x="10.8cm" svg:y="16.2cm">
          <draw:text-box>
            <text:p><text:span text:style-name="T11">try {</text:span></text:p>
            <text:p><text:span text:style-name="T11"><text:tab/></text:span><text:span text:style-name="T11"><text:tab/></text:span><text:span text:style-name="T11"><text:tab/></text:span><text:span text:style-name="T12">Files.delete(Paths.get(this.filename));</text:span></text:p>
            <text:p><text:span text:style-name="T11"><text:tab/></text:span><text:span text:style-name="T11"><text:tab/></text:span><text:span text:style-name="T11">} catch (IOException e) {</text:span></text:p>
            <text:p><text:span text:style-name="T11"><text:tab/></text:span><text:span text:style-name="T11"><text:tab/></text:span><text:span text:style-name="T11"><text:tab/></text:span><text:span text:style-name="T11">System.out.println("Errore durante l'eliminazione del file originale.");</text:span></text:p>
            <text:p><text:span text:style-name="T11"><text:tab/></text:span><text:span text:style-name="T11"><text:tab/></text:span><text:span text:style-name="T11"><text:tab/></text:span><text:span text:style-name="T11">return 2;</text:span></text:p>
            <text:p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8">temp.renameTo(new File(this.filename));</text:span></text:p>
            <text:p><text:span text:style-name="T11"><text:tab/></text:span><text:span text:style-name="T11"><text:tab/></text:span><text:span text:style-name="T11">System.out.println("Scambio avvenuto con successo");</text:span></text:p>
            <text:p><text:span text:style-name="T11"><text:tab/></text:span><text:span text:style-name="T11"><text:tab/></text:span><text:span text:style-name="T11">return 0;</text:span></text:p>
          </draw:text-box>
        </draw:frame>
        <draw:frame draw:style-name="gr18" draw:text-style-name="P4" xml:id="id5" draw:id="id5" draw:layer="layout" svg:width="8.6cm" svg:height="3.806cm" svg:x="16.8cm" svg:y="5.505cm">
          <draw:text-box>
            <text:p>Trascrivo dal file originale <text:span text:style-name="T19">tutte</text:span> le righe presenti sul file temporaneo, scambiando le due righe salvate nel ciclo precedente.</text:p>
          </draw:text-box>
        </draw:frame>
        <draw:connector draw:style-name="gr10" draw:text-style-name="P8" draw:layer="layout" draw:type="line" svg:x1="9.635cm" svg:y1="8.562cm" svg:x2="16.8cm" svg:y2="7.408cm" draw:end-shape="id5" draw:end-glue-point="3" svg:d="M9635 8562l7165-1154" svg:viewBox="0 0 7166 1155">
          <text:p/>
        </draw:connector>
        <draw:frame draw:style-name="gr19" draw:text-style-name="P4" draw:layer="layout" svg:width="9.985cm" svg:height="4.362cm" svg:x="0.215cm" svg:y="16.438cm">
          <draw:text-box>
            <text:p><text:span text:style-name="T5">Elimino il file originale</text:span> per <text:span text:style-name="T20">sostituirlo</text:span> con il file temporaneo in cui le due righe sono state scambiate nel ciclo precedente.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25.199cm" svg:height="6.894cm" svg:x="1.4cm" svg:y="1.338cm" presentation:class="title" presentation:user-transformed="true">
          <draw:text-box>
            <text:p>DiscoveryServer<text:line-break/><text:span text:style-name="T21">Funzionamento</text:span><text:line-break/><text:line-break/></text:p>
          </draw:text-box>
        </draw:frame>
        <draw:frame presentation:style-name="pr5" draw:text-style-name="P14" draw:layer="layout" svg:width="25.199cm" svg:height="12.179cm" svg:x="1.217cm" svg:y="7.62cm" presentation:class="outline" presentation:user-transformed="true">
          <draw:text-box>
            <text:list text:style-name="L3">
              <text:list-item>
                <text:p><text:span text:style-name="T22">Il D.S. conserva una tabella in cui ciascun record e’ costituito </text:span><text:span text:style-name="T22">dalla coppia (nomeFIle, numero di porta).</text:span></text:p>
              </text:list-item>
              <text:list-item>
                <text:p><text:span text:style-name="T22">Per ogni elemento della tabella genera un thread </text:span><text:span text:style-name="T22">RowSwapServer.</text:span></text:p>
              </text:list-item>
              <text:list-item>
                <text:p><text:span text:style-name="T22">Alla richiesta del Client risponde con il numero di porta del </text:span><text:span text:style-name="T22">thread che gestisce il file richiesto. In caso il file richiesto non </text:span><text:span text:style-name="T22">sia presente nella tabella, il D.S. risponde al Client con un </text:span><text:span text:style-name="T22">intero negativo (-1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535cm" svg:height="10.162cm" svg:x="1.945cm" svg:y="2.657cm" draw:page-number="6" presentation:class="page"/>
          <draw:frame presentation:style-name="pr9" draw:text-style-name="P15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4T18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iscovery Server<text:line-break/><text:span text:style-name="T21">Problematiche</text:span></text:p>
          </draw:text-box>
        </draw:frame>
        <draw:frame presentation:style-name="pr5" draw:text-style-name="P14" draw:layer="layout" svg:width="12.297cm" svg:height="14.478cm" svg:x="1.4cm" svg:y="4.826cm" presentation:class="outline" presentation:user-transformed="true">
          <draw:text-box>
            <text:list text:style-name="L3">
              <text:list-item>
                <text:p><text:span text:style-name="T23">Per garantire un corretto funzionamento del D.S. e’ necessario, come prima cosa, </text:span><text:span text:style-name="T23">controllare che il contenuto della tabella sia formalmente accettabile.</text:span></text:p>
              </text:list-item>
              <text:list-item>
                <text:p><text:span text:style-name="T23"><text:s/></text:span><text:span text:style-name="T23">Il controllo dell’ unicita’ dei file in tabella e’ garantito dall’ implementazione </text:span><text:span text:style-name="T23">(Hashtable), mentre e’ necessario controllare che non ci siano numeri di porta ripetuti.</text:span></text:p>
              </text:list-item>
              <text:list-item>
                <text:p><text:span text:style-name="T23">In caso di errore nella costruzione della tabella, viene stampata a video la causa e il </text:span><text:span text:style-name="T23">server si chiude.</text:span></text:p>
              </text:list-item>
              <text:list-item>
                <text:p><text:span text:style-name="T23">Se invece la tabella e’ stata costruita correttamente il Server crea i Thread RowSwap, </text:span><text:span text:style-name="T23">poi entra in un ciclo infinito in cui esegue le seguenti operazioni in sequenza:</text:span></text:p>
                <text:p><text:span text:style-name="T22"/></text:p>
              </text:list-item>
            </text:list>
          </draw:text-box>
        </draw:frame>
        <draw:frame presentation:style-name="pr11" draw:text-style-name="P19" draw:layer="layout" svg:width="12.297cm" svg:height="15.494cm" svg:x="14.373cm" svg:y="4.826cm" presentation:class="outline" presentation:user-transformed="true">
          <draw:text-box>
            <text:p text:style-name="P16"><text:span text:style-name="T24"/></text:p>
            <text:p text:style-name="P16"><text:span text:style-name="T24">if(((args.length-1)%2)!=0&amp;&amp;args.length&gt;=3)…</text:span></text:p>
            <text:p text:style-name="P16"><text:span text:style-name="T25"/></text:p>
            <text:p text:style-name="P16"><text:span text:style-name="T24">if(hostPort&lt;1024)…</text:span></text:p>
            <text:p text:style-name="P16"><text:span text:style-name="T24"/></text:p>
            <text:p text:style-name="P16"><text:span text:style-name="T26"/></text:p>
            <text:p text:style-name="P16"><text:span text:style-name="T27">catch</text:span><text:span text:style-name="T28">(NumberFormatException </text:span><text:span text:style-name="T29">e</text:span><text:span text:style-name="T28">)</text:span></text:p>
            <text:p text:style-name="P17"><text:span text:style-name="T28">{</text:span></text:p>
            <text:p text:style-name="P17"><text:span text:style-name="T28">...</text:span></text:p>
            <text:p text:style-name="P18"><text:span text:style-name="T28">}</text:span></text:p>
            <text:p text:style-name="P16"><text:span text:style-name="T24"/></text:p>
            <text:p text:style-name="P16"><text:span text:style-name="T24"/></text:p>
            <text:p text:style-name="P16"><text:span text:style-name="T25">if</text:span><text:span text:style-name="T30">(</text:span><text:span text:style-name="T31">portNum</text:span><text:span text:style-name="T30">==</text:span><text:span text:style-name="T31">hostPort</text:span><text:span text:style-name="T30">||</text:span><text:span text:style-name="T31">portNum</text:span><text:span text:style-name="T30">&lt;1024)...</text:span></text:p>
            <text:p text:style-name="P16"><text:span text:style-name="T25"/></text:p>
            <text:p text:style-name="P16"><text:span text:style-name="T25">else</text:span><text:span text:style-name="T30"> </text:span><text:span text:style-name="T25">if</text:span><text:span text:style-name="T30">(</text:span><text:span text:style-name="T31">table</text:span><text:span text:style-name="T30">.containsValue(</text:span><text:span text:style-name="T31">portNum</text:span><text:span text:style-name="T30">))...</text:span></text:p>
          </draw:text-box>
        </draw:frame>
        <draw:line draw:style-name="gr10" draw:text-style-name="P8" draw:layer="layout" svg:x1="19.558cm" svg:y1="10.668cm" svg:x2="17.272cm" svg:y2="8.636cm">
          <text:p/>
        </draw:line>
        <draw:custom-shape draw:style-name="gr20" draw:text-style-name="P21" draw:layer="layout" svg:width="5.842cm" svg:height="3.048cm" svg:x="19.558cm" svg:y="8.89cm">
          <text:p text:style-name="P20"/>
          <text:p text:style-name="P20"><text:span text:style-name="T32">Host port inserita</text:span></text:p>
          <text:p text:style-name="P20"><text:span text:style-name="T32"><text:s/></text:span><text:span text:style-name="T32">da StdIn, possibili </text:span></text:p>
          <text:p text:style-name="P20"><text:span text:style-name="T32">Eccezioni in fase di </text:span></text:p>
          <text:p text:style-name="P20"><text:span text:style-name="T32">Parsing</text:span></text:p>
          <text:p text:style-name="P20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59cm" svg:x="1.999cm" svg:y="2.499cm" draw:page-number="7" presentation:class="page"/>
          <draw:frame presentation:style-name="pr12" draw:text-style-name="P15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8">
        <office:forms form:automatic-focus="false" form:apply-design-mode="false"/>
        <draw:frame presentation:style-name="pr13" draw:text-style-name="P14" draw:layer="layout" svg:width="12.297cm" svg:height="17.747cm" svg:x="1.4cm" svg:y="1.557cm" presentation:class="outline" presentation:user-transformed="true">
          <draw:text-box>
            <text:list text:style-name="L3">
              <text:list-item>
                <text:p><text:span text:style-name="T22">Attesa del pacchetto dal Client.</text:span></text:p>
                <text:p><text:span text:style-name="T22"/></text:p>
                <text:p><text:span text:style-name="T22"/></text:p>
              </text:list-item>
              <text:list-item>
                <text:p><text:span text:style-name="T22">Consultazione della tabella per cercare l’elemento richiesto.</text:span></text:p>
                <text:p><text:span text:style-name="T22"/></text:p>
                <text:p><text:span text:style-name="T22"/></text:p>
              </text:list-item>
              <text:list-item>
                <text:p><text:span text:style-name="T22">Invio risposta al Client.</text:span></text:p>
                <text:p><text:span text:style-name="T22"/></text:p>
                <text:p><text:span text:style-name="T22"/></text:p>
              </text:list-item>
              <text:list-item>
                <text:p><text:span text:style-name="T22">Qualsiasi eccezione non imputablie all’utente che invoca il D.S. </text:span><text:span text:style-name="T22">(NumberFormat, Socket, ecc..) viene gestita in questo modo:</text:span></text:p>
              </text:list-item>
            </text:list>
          </draw:text-box>
        </draw:frame>
        <draw:frame presentation:style-name="pr13" draw:text-style-name="P22" draw:layer="layout" svg:width="16.256cm" svg:height="16.51cm" svg:x="13.97cm" svg:y="1.778cm" presentation:class="outline" presentation:user-transformed="true">
          <draw:text-box>
            <text:p text:style-name="P16"><text:span text:style-name="T33">while</text:span><text:span text:style-name="T34">(</text:span><text:span text:style-name="T33">true</text:span><text:span text:style-name="T34">) {</text:span></text:p>
            <text:p text:style-name="P16"><text:span text:style-name="T35"><text:s text:c="4"/></text:span><text:span text:style-name="T35">packet</text:span><text:span text:style-name="T34">.setData(</text:span><text:span text:style-name="T35">buf</text:span><text:span text:style-name="T34">);</text:span></text:p>
            <text:p text:style-name="P16"><text:span text:style-name="T35"><text:s text:c="4"/></text:span><text:span text:style-name="T35">Socket</text:span><text:span text:style-name="T34">.receive(</text:span><text:span text:style-name="T35">packet</text:span><text:span text:style-name="T34">);</text:span></text:p>
            <text:p text:style-name="P16"><text:span text:style-name="T34"><text:s text:c="5"/>…</text:span><text:span text:style-name="T34">}</text:span></text:p>
            <text:p text:style-name="P16"><text:span text:style-name="T34"/></text:p>
            <text:p text:style-name="P16"><text:span text:style-name="T34"/></text:p>
            <text:p text:style-name="P16"><text:span text:style-name="T33">if</text:span><text:span text:style-name="T34">(</text:span><text:span text:style-name="T35">table</text:span><text:span text:style-name="T34">.get(</text:span><text:span text:style-name="T35">nomeFile</text:span><text:span text:style-name="T34">)==</text:span><text:span text:style-name="T33">null</text:span><text:span text:style-name="T34">)</text:span></text:p>
            <text:p text:style-name="P16"><text:span text:style-name="T34">{</text:span></text:p>
            <text:p text:style-name="P16"><text:span text:style-name="T35">doStream</text:span><text:span text:style-name="T34">.writeUTF(</text:span><text:span text:style-name="T36">"-1"</text:span><text:span text:style-name="T34">); </text:span></text:p>
            <text:p text:style-name="P16"><text:span text:style-name="T34">}</text:span></text:p>
            <text:p text:style-name="P16"><text:span text:style-name="T33">else</text:span></text:p>
            <text:p text:style-name="P16"><text:span text:style-name="T34">{</text:span></text:p>
            <text:p text:style-name="P16"><text:span text:style-name="T35">doStream</text:span><text:span text:style-name="T34">.writeUTF(</text:span><text:span text:style-name="T35">table</text:span><text:span text:style-name="T34">.get(</text:span><text:span text:style-name="T35">nomeFile</text:span><text:span text:style-name="T34">).toString());</text:span></text:p>
            <text:p text:style-name="P16"><text:span text:style-name="T34">}</text:span></text:p>
            <text:p text:style-name="P16"><text:span text:style-name="T34"/></text:p>
            <text:p text:style-name="P16"><text:span text:style-name="T34"/></text:p>
            <text:p text:style-name="P16"><text:span text:style-name="T34"/></text:p>
            <text:p text:style-name="P16"><text:span text:style-name="T34"/></text:p>
            <text:p text:style-name="P16"><text:span text:style-name="T33"/></text:p>
            <text:p text:style-name="P16"><text:span text:style-name="T33"/></text:p>
            <text:p text:style-name="P16"><text:span text:style-name="T33"/></text:p>
            <text:p text:style-name="P16"><text:span text:style-name="T33">catch</text:span><text:span text:style-name="T34"> (Exception </text:span><text:span text:style-name="T35">e</text:span><text:span text:style-name="T34">)</text:span></text:p>
            <text:p text:style-name="P16"><text:span text:style-name="T34">{</text:span></text:p>
            <text:p text:style-name="P16"><text:span text:style-name="T35">e</text:span><text:span text:style-name="T34">.printStackTrace();</text:span></text:p>
            <text:p text:style-name="P16"><text:span text:style-name="T34">System.</text:span><text:span text:style-name="T37">exit</text:span><text:span text:style-name="T34">(</text:span><text:span text:style-name="T38">CODICE ERRORE</text:span><text:span text:style-name="T34">);</text:span></text:p>
            <text:p text:style-name="P16"><text:span text:style-name="T39">}</text:span></text:p>
          </draw:text-box>
        </draw:frame>
        <draw:line draw:style-name="gr10" draw:text-style-name="P8" draw:layer="layout" svg:x1="23.876cm" svg:y1="4.826cm" svg:x2="20.066cm" svg:y2="6.858cm">
          <text:p/>
        </draw:line>
        <draw:custom-shape draw:style-name="gr21" draw:text-style-name="P24" draw:layer="layout" svg:width="6.35cm" svg:height="4.318cm" svg:x="20.828cm" svg:y="0.508cm">
          <text:p text:style-name="P23"><text:span text:style-name="T32">Il Client interpreta il “-1”</text:span></text:p>
          <text:p text:style-name="P23"><text:span text:style-name="T32">come File not found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8" presentation:class="page"/>
          <draw:frame presentation:style-name="pr14" draw:text-style-name="P1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25" draw:layer="layout" svg:width="19.5cm" svg:height="3.467cm" svg:x="1.4cm" svg:y="0.8cm" presentation:class="title">
          <draw:text-box>
            <text:p><text:span text:style-name="T40">CLIENT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<text:span text:style-name="T41">Il client ha il compito di stabilire la connessione con </text:span><text:span text:style-name="T41">DiscoveryServer indicicando quale file modificare.</text:span></text:p>
              </text:list-item>
              <text:list-item>
                <text:p><text:span text:style-name="T41">Dopo aver inviato a DiscoveryServer il nome del file, </text:span><text:span text:style-name="T41">viene chiesto all’utente di inserire le righe da </text:span><text:span text:style-name="T41">scambiare. Tale informazione verrà poi inviata all’ </text:span><text:span text:style-name="T41">RSserver che eseguirà lo scambio delle righe.</text:span></text:p>
              </text:list-item>
              <text:list-item>
                <text:p><text:span text:style-name="T41">Infine attenderà che RSserver abbia finito il suo </text:span><text:span text:style-name="T41">compito e il ricevimento dell’esito dell’operazion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535cm" svg:height="10.162cm" svg:x="1.945cm" svg:y="2.657cm" draw:page-number="9" presentation:class="page"/>
          <draw:frame presentation:style-name="pr9" draw:text-style-name="P15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5T3">
        <office:forms form:automatic-focus="false" form:apply-design-mode="false"/>
        <draw:frame presentation:style-name="pr1" draw:text-style-name="P26" draw:layer="layout" svg:width="19.5cm" svg:height="3.467cm" svg:x="1.4cm" svg:y="0.8cm" presentation:class="title">
          <draw:text-box>
            <text:p><text:span text:style-name="T42">CONTROLLI</text:span><text:span text:style-name="T43"><text:tab/></text:span>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3">
              <text:list-header>
                <text:p><text:s text:c="3"/>Problematiche</text:p>
              </text:list-header>
              <text:list-item>
                <text:p><text:span text:style-name="T23">Metodi come writeUTF, parseInt, ecc.. possono lanciare eccezioni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23">Il file richiesto potrebbe non esistere nella directory di Discovery.</text:span><text:tab/></text:p>
              </text:list-item>
            </text:list>
          </draw:text-box>
        </draw:frame>
        <draw:frame presentation:style-name="pr5" draw:layer="layout" svg:width="12.297cm" svg:height="15.762cm" svg:x="14.313cm" svg:y="5.066cm" presentation:class="outline" presentation:user-transformed="true">
          <draw:text-box>
            <text:list text:style-name="L3">
              <text:list-item>
                <text:list>
                  <text:list-header>
                    <text:p><text:s/><text:span text:style-name="T21">Soluzioni</text:span></text:p>
                  </text:list-header>
                  <text:list-item>
                    <text:p><text:span text:style-name="T23">Risolto il problema tramite l’utilizzo di blocchi try/catch</text:span></text:p>
                    <text:list>
                      <text:list-header>
                        <text:p><text:span text:style-name="T11">try {</text:span></text:p>
                        <text:p><text:span text:style-name="T11">doStream1.writeUTF(lineeSwap);</text:span></text:p>
                        <text:p><text:span text:style-name="T11">} catch (IOException e) {</text:span></text:p>
                        <text:p><text:span text:style-name="T11">System.out.println("Errore writeUTF");</text:span></text:p>
                        <text:p><text:span text:style-name="T11">e.printStackTrace();</text:span></text:p>
                        <text:p><text:span text:style-name="T11">System.exit(5);}</text:span></text:p>
                        <text:p><text:span text:style-name="T11"/></text:p>
                      </text:list-header>
                    </text:list>
                  </text:list-item>
                  <text:list-item>
                    <text:p><text:span text:style-name="T23">Risolto tramite il controllo sul dato ricevuto da Discovery contenente il numero di </text:span><text:span text:style-name="T23">porta di Rsserver.</text:span></text:p>
                    <text:p><text:span text:style-name="T23"><text:s/></text:span><text:span text:style-name="T11"><text:s text:c="2"/></text:span><text:span text:style-name="T11">if(portaRS==-1) //il file non esiste</text:span></text:p>
                    <text:list>
                      <text:list-header>
                        <text:p><text:span text:style-name="T11">{</text:span></text:p>
                        <text:p><text:span text:style-name="T11">System.out.println("il file non esiste");</text:span></text:p>
                        <text:p><text:span text:style-name="T11">System.exit(-1);</text:span></text:p>
                        <text:p><text:span text:style-name="T11">}</text:span></text:p>
                        <text:p><text:span text:style-name="T11"/></text:p>
                        <text:p><text:span text:style-name="T23"/></text:p>
                        <text:p><text:span text:style-name="T23"/></text:p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59cm" svg:x="1.999cm" svg:y="2.499cm" draw:page-number="10" presentation:class="page"/>
          <draw:frame presentation:style-name="pr12" draw:text-style-name="P15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15" draw:layer="layout" svg:width="12.297cm" svg:height="15.481cm" svg:x="1.165cm" svg:y="1.537cm" presentation:class="outline" presentation:user-transformed="true">
          <draw:text-box>
            <text:list text:style-name="L3">
              <text:list-item>
                <text:p><text:span text:style-name="T23">L’utente potrebbe non inserire nessuno riga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23">RSserver <text:s/>potrebbe commettere degli errori durante lo svolgimento del suo compito</text:span></text:p>
              </text:list-item>
            </text:list>
          </draw:text-box>
        </draw:frame>
        <draw:frame presentation:style-name="pr15" draw:text-style-name="P28" draw:layer="layout" svg:width="12.297cm" svg:height="20.561cm" svg:x="14.119cm" svg:y="1.537cm" presentation:class="outline" presentation:user-transformed="true">
          <draw:text-box>
            <text:list text:style-name="L3">
              <text:list-item>
                <text:p><text:span text:style-name="T23">Risolto inserendo un controllo sulla stringa letta da standard input</text:span></text:p>
                <text:p><text:span text:style-name="T11"><text:s/></text:span><text:span text:style-name="T11">if (lineeSwap != null ) {</text:span></text:p>
                <text:p><text:span text:style-name="T11"><text:s text:c="9"/>…………</text:span><text:span text:style-name="T11">.…</text:span></text:p>
                <text:p><text:span text:style-name="T11">}else{</text:span></text:p>
                <text:p><text:span text:style-name="T11">System.out.println("Errore inserimento righe");</text:span></text:p>
                <text:p><text:span text:style-name="T11">System.exit(1);</text:span></text:p>
                <text:p><text:span text:style-name="T11">}</text:span></text:p>
                <text:p><text:span text:style-name="T11"/></text:p>
              </text:list-item>
              <text:list-item>
                <text:p><text:span text:style-name="T23">Dalla risposta ricevuta da RS, il programma stampa a video la tipologia di problema </text:span><text:span text:style-name="T23">che si è presentato e termina.</text:span></text:p>
                <text:p text:style-name="P27"><text:span text:style-name="T11">if(risposta.equals("0")) {</text:span></text:p>
                <text:p text:style-name="P27"><text:span text:style-name="T11">System.out.println("Successo");</text:span></text:p>
                <text:p text:style-name="P27"><text:span text:style-name="T11">System.exit(0);</text:span></text:p>
                <text:p text:style-name="P27"><text:span text:style-name="T11">}if (risposta.equals("1"){</text:span></text:p>
                <text:p text:style-name="P27"><text:span text:style-name="T11">Syste.out.println("File non trovato");</text:span></text:p>
                <text:p text:style-name="P27"><text:span text:style-name="T11">System.exit(1);</text:span></text:p>
                <text:p text:style-name="P27"><text:span text:style-name="T11">}if (risposta.equals("2"){</text:span></text:p>
                <text:p text:style-name="P27"><text:span text:style-name="T11">System.out.println("Errore elaborazione RSserver");</text:span></text:p>
                <text:p text:style-name="P27"><text:span text:style-name="T11">System.exit(2);</text:span></text:p>
                <text:p text:style-name="P27"><text:span text:style-name="T11">}if(risposta.equals("3"){</text:span></text:p>
                <text:p text:style-name="P27"><text:span text:style-name="T11">System.out.println("Errore inserimento righe");</text:span></text:p>
                <text:p text:style-name="P27"><text:span text:style-name="T11">System.exit(3);</text:span></text:p>
                <text:p text:style-name="P27"><text:span text:style-name="T11">}if(risposta.equals("4"){</text:span></text:p>
                <text:p text:style-name="P27"><text:span text:style-name="T11">System.out.println("Errore inserimente righe: è stata inserita una sola riga");</text:span></text:p>
                <text:p text:style-name="P27"><text:span text:style-name="T11">System.exit(4);</text:span></text:p>
                <text:p text:style-name="P27"><text:span text:style-name="T1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1" presentation:class="page"/>
          <draw:frame presentation:style-name="pr14" draw:text-style-name="P29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rlito" svg:font-family="Carlito" style:font-pitch="variable"/>
    <style:font-face style:name="Liberation Sans2" svg:font-family="'Liberation Sans'" style:font-pitch="variable"/>
    <style:font-face style:name="Linux Biolinum Keyboard O" svg:font-family="'Linux Biolinum Keyboard O'" style:font-pitch="variable"/>
    <style:font-face style:name="URW Bookman L" svg:font-family="'URW Bookman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7cm" svg:height="11.136cm" svg:x="3.705cm" svg:y="2.256cm" presentation:class="page"/>
        <draw:frame presentation:style-name="Default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1:57:39.627149127</meta:creation-date>
    <meta:editing-duration>PT18M34S</meta:editing-duration>
    <meta:editing-cycles>4</meta:editing-cycles>
    <meta:generator>LibreOffice/5.2.7.2$Linux_X86_64 LibreOffice_project/20m0$Build-2</meta:generator>
    <dc:title>Bright Blue</dc:title>
    <dc:date>2019-10-17T14:03:48.944841303</dc:date>
    <meta:document-statistic meta:object-count="102"/>
    <meta:template xlink:type="simple" xlink:actuate="onRequest" xlink:title="Bright Blue" xlink:href="../../../../../../../usr/lib/libreoffice/share/template/common/layout/BrightBlue.otp"/>
  </office:meta>
</office:document-meta>
</file>